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c0dd03" officeooo:paragraph-rsid="04ea5a4d" style:font-weight-asian="normal" style:font-weight-complex="normal"/>
    </style:style>
    <style:style style:name="P5" style:family="paragraph" style:parent-style-name="Text_20_body">
      <style:text-properties fo:font-weight="normal" officeooo:rsid="04c2343b" officeooo:paragraph-rsid="04ea5a4d" style:font-weight-asian="normal" style:font-weight-complex="normal"/>
    </style:style>
    <style:style style:name="P6" style:family="paragraph" style:parent-style-name="Text_20_body">
      <style:text-properties fo:font-weight="normal" officeooo:rsid="04365308" officeooo:paragraph-rsid="04f1788c" style:font-weight-asian="normal" style:font-weight-complex="normal"/>
    </style:style>
    <style:style style:name="P7" style:family="paragraph" style:parent-style-name="Text_20_body">
      <style:text-properties fo:font-weight="normal" officeooo:rsid="04c4ce0b" officeooo:paragraph-rsid="04c4ce0b" style:font-weight-asian="normal" style:font-weight-complex="normal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officeooo:rsid="049a5554" officeooo:paragraph-rsid="049a5554"/>
    </style:style>
    <style:style style:name="P10" style:family="paragraph" style:parent-style-name="Text_20_body">
      <style:text-properties officeooo:rsid="0430122d" officeooo:paragraph-rsid="049fbd81"/>
    </style:style>
    <style:style style:name="P11" style:family="paragraph" style:parent-style-name="Text_20_body">
      <style:text-properties officeooo:rsid="0430122d" officeooo:paragraph-rsid="04a22f23"/>
    </style:style>
    <style:style style:name="P12" style:family="paragraph" style:parent-style-name="Text_20_body">
      <style:text-properties officeooo:rsid="04c46384" officeooo:paragraph-rsid="04c46384"/>
    </style:style>
    <style:style style:name="P13" style:family="paragraph" style:parent-style-name="Text_20_body">
      <style:text-properties officeooo:rsid="04c4ce0b" officeooo:paragraph-rsid="04c4ce0b"/>
    </style:style>
    <style:style style:name="P14" style:family="paragraph" style:parent-style-name="Text_20_body">
      <style:text-properties officeooo:rsid="04c4ce0b" officeooo:paragraph-rsid="04ebcee8"/>
    </style:style>
    <style:style style:name="P15" style:family="paragraph" style:parent-style-name="Text_20_body">
      <style:text-properties officeooo:rsid="04bd134e" officeooo:paragraph-rsid="04bd134e"/>
    </style:style>
    <style:style style:name="P16" style:family="paragraph" style:parent-style-name="Text_20_body">
      <style:text-properties officeooo:rsid="04bd134e" officeooo:paragraph-rsid="04ea5a4d"/>
    </style:style>
    <style:style style:name="P17" style:family="paragraph" style:parent-style-name="Text_20_body">
      <style:text-properties officeooo:rsid="04c0c7b2" officeooo:paragraph-rsid="04ea5a4d"/>
    </style:style>
    <style:style style:name="P18" style:family="paragraph" style:parent-style-name="Text_20_body">
      <style:text-properties officeooo:rsid="04ccb9b8" officeooo:paragraph-rsid="04ed7347"/>
    </style:style>
    <style:style style:name="P19" style:family="paragraph" style:parent-style-name="Text_20_body">
      <style:text-properties officeooo:rsid="04d44b4b" officeooo:paragraph-rsid="04f1788c"/>
    </style:style>
    <style:style style:name="P20" style:family="paragraph" style:parent-style-name="Text_20_body">
      <style:text-properties officeooo:rsid="04d7e4fc" officeooo:paragraph-rsid="04f1788c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24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5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6" style:family="paragraph" style:parent-style-name="Heading_20_2">
      <style:text-properties fo:font-weight="normal" officeooo:rsid="04e04aaa" officeooo:paragraph-rsid="04f1788c" style:font-weight-asian="normal" style:font-weight-complex="normal"/>
    </style:style>
    <style:style style:name="P27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8" style:family="paragraph" style:parent-style-name="Heading_20_2">
      <style:text-properties officeooo:rsid="04ddc81c"/>
    </style:style>
    <style:style style:name="P29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ef6ed1" style:font-weight-asian="normal" style:font-weight-complex="normal"/>
    </style:style>
    <style:style style:name="P30" style:family="paragraph" style:parent-style-name="Text_20_body" style:list-style-name="L1">
      <style:text-properties officeooo:rsid="04c0dd03" officeooo:paragraph-rsid="04ea5a4d"/>
    </style:style>
    <style:style style:name="P31" style:family="paragraph" style:parent-style-name="Text_20_body" style:list-style-name="L1">
      <style:text-properties fo:font-weight="normal" officeooo:rsid="04c15d62" officeooo:paragraph-rsid="04ea5a4d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4c2343b" officeooo:paragraph-rsid="04ea5a4d" style:font-weight-asian="normal" style:font-weight-complex="normal"/>
    </style:style>
    <style:style style:name="P33" style:family="paragraph" style:parent-style-name="Text_20_body" style:list-style-name="L2">
      <style:text-properties fo:font-weight="normal" officeooo:rsid="04c823a2" officeooo:paragraph-rsid="04ea5a4d" style:font-weight-asian="normal" style:font-weight-complex="normal"/>
    </style:style>
    <style:style style:name="P34" style:family="paragraph" style:parent-style-name="Text_20_body" style:list-style-name="L2">
      <style:text-properties fo:font-weight="normal" officeooo:rsid="04c7cbc2" officeooo:paragraph-rsid="04ea5a4d" style:font-weight-asian="normal" style:font-weight-complex="normal"/>
    </style:style>
    <style:style style:name="P35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6" style:family="paragraph" style:parent-style-name="Text_20_body">
      <style:text-properties fo:font-weight="normal" officeooo:rsid="04d44b4b" officeooo:paragraph-rsid="04f1788c" style:font-weight-asian="normal" style:font-weight-complex="normal"/>
    </style:style>
    <style:style style:name="P37" style:family="paragraph" style:parent-style-name="Text_20_body" style:list-style-name="L3">
      <style:text-properties officeooo:rsid="049a5554" officeooo:paragraph-rsid="04ea5a4d"/>
    </style:style>
    <style:style style:name="P38" style:family="paragraph" style:parent-style-name="Text_20_body" style:list-style-name="L3">
      <style:text-properties officeooo:rsid="04c46384" officeooo:paragraph-rsid="04c46384"/>
    </style:style>
    <style:style style:name="P39" style:family="paragraph" style:parent-style-name="Text_20_body" style:list-style-name="L4">
      <style:text-properties officeooo:paragraph-rsid="042a8d29"/>
    </style:style>
    <style:style style:name="P40" style:family="paragraph" style:parent-style-name="Text_20_body" style:list-style-name="L4">
      <style:text-properties officeooo:rsid="04365308" officeooo:paragraph-rsid="04365308"/>
    </style:style>
    <style:style style:name="P41" style:family="paragraph" style:parent-style-name="Text_20_body" style:list-style-name="L5">
      <style:text-properties officeooo:rsid="04d44b4b" officeooo:paragraph-rsid="04f1788c"/>
    </style:style>
    <style:style style:name="P42" style:family="paragraph" style:parent-style-name="Text_20_body" style:list-style-name="L2">
      <style:paragraph-properties fo:text-align="end" style:justify-single-word="false" style:writing-mode="rl-tb"/>
      <style:text-properties officeooo:paragraph-rsid="04ea5a4d"/>
    </style:style>
    <style:style style:name="P43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869e8" style:font-weight-asian="normal" style:font-weight-complex="normal"/>
    </style:style>
    <style:style style:name="T7" style:family="text">
      <style:text-properties fo:font-weight="normal" officeooo:rsid="04460b05" style:font-weight-asian="normal" style:font-weight-complex="normal"/>
    </style:style>
    <style:style style:name="T8" style:family="text">
      <style:text-properties fo:font-weight="normal" officeooo:rsid="04566886" style:font-weight-asian="normal" style:font-weight-complex="normal"/>
    </style:style>
    <style:style style:name="T9" style:family="text">
      <style:text-properties fo:font-weight="normal" officeooo:rsid="04599ca5" style:font-weight-asian="normal" style:font-weight-complex="normal"/>
    </style:style>
    <style:style style:name="T10" style:family="text">
      <style:text-properties fo:font-weight="normal" officeooo:rsid="045d2bf9" style:font-weight-asian="normal" style:font-weight-complex="normal"/>
    </style:style>
    <style:style style:name="T11" style:family="text">
      <style:text-properties fo:font-weight="normal" officeooo:rsid="043e3775" style:font-weight-asian="normal" style:font-weight-complex="normal"/>
    </style:style>
    <style:style style:name="T12" style:family="text">
      <style:text-properties fo:font-weight="normal" officeooo:rsid="045dcdd8" style:font-weight-asian="normal" style:font-weight-complex="normal"/>
    </style:style>
    <style:style style:name="T13" style:family="text">
      <style:text-properties fo:font-weight="normal" officeooo:rsid="04602e82" style:font-weight-asian="normal" style:font-weight-complex="normal"/>
    </style:style>
    <style:style style:name="T14" style:family="text">
      <style:text-properties fo:font-weight="normal" officeooo:rsid="04617bc9" style:font-weight-asian="normal" style:font-weight-complex="normal"/>
    </style:style>
    <style:style style:name="T15" style:family="text">
      <style:text-properties fo:font-weight="normal" officeooo:rsid="049a5554" style:font-weight-asian="normal" style:font-weight-complex="normal"/>
    </style:style>
    <style:style style:name="T16" style:family="text">
      <style:text-properties fo:font-weight="normal" officeooo:rsid="049b14ac" style:font-weight-asian="normal" style:font-weight-complex="normal"/>
    </style:style>
    <style:style style:name="T17" style:family="text">
      <style:text-properties fo:font-weight="normal" officeooo:rsid="04a28cd0" style:font-weight-asian="normal" style:font-weight-complex="normal"/>
    </style:style>
    <style:style style:name="T18" style:family="text">
      <style:text-properties fo:font-weight="normal" officeooo:rsid="04baffb4" style:font-weight-asian="normal" style:font-weight-complex="normal"/>
    </style:style>
    <style:style style:name="T19" style:family="text">
      <style:text-properties fo:font-weight="normal" officeooo:rsid="04c4ce0b" style:font-weight-asian="normal" style:font-weight-complex="normal"/>
    </style:style>
    <style:style style:name="T20" style:family="text">
      <style:text-properties fo:font-weight="normal" officeooo:rsid="04c68dcd" style:font-weight-asian="normal" style:font-weight-complex="normal"/>
    </style:style>
    <style:style style:name="T21" style:family="text">
      <style:text-properties fo:font-weight="normal" officeooo:rsid="04c87f57" style:font-weight-asian="normal" style:font-weight-complex="normal"/>
    </style:style>
    <style:style style:name="T22" style:family="text">
      <style:text-properties fo:font-weight="normal" officeooo:rsid="04cc21a0" style:font-weight-asian="normal" style:font-weight-complex="normal"/>
    </style:style>
    <style:style style:name="T23" style:family="text">
      <style:text-properties fo:font-weight="normal" officeooo:rsid="04d59396" style:font-weight-asian="normal" style:font-weight-complex="normal"/>
    </style:style>
    <style:style style:name="T24" style:family="text">
      <style:text-properties fo:font-weight="normal" officeooo:rsid="04daaf6a" style:font-weight-asian="normal" style:font-weight-complex="normal"/>
    </style:style>
    <style:style style:name="T25" style:family="text">
      <style:text-properties fo:font-weight="normal" officeooo:rsid="04dab507" style:font-weight-asian="normal" style:font-weight-complex="normal"/>
    </style:style>
    <style:style style:name="T26" style:family="text">
      <style:text-properties fo:font-weight="normal" officeooo:rsid="04e341ab" style:font-weight-asian="normal" style:font-weight-complex="normal"/>
    </style:style>
    <style:style style:name="T27" style:family="text">
      <style:text-properties fo:font-weight="normal" officeooo:rsid="04c7d5b9" style:font-weight-asian="normal" style:font-weight-complex="normal"/>
    </style:style>
    <style:style style:name="T28" style:family="text">
      <style:text-properties fo:font-weight="normal" officeooo:rsid="04bfe0bf" style:font-weight-asian="normal" style:font-weight-complex="normal"/>
    </style:style>
    <style:style style:name="T29" style:family="text">
      <style:text-properties fo:font-weight="normal" officeooo:rsid="04c1ca74" style:font-weight-asian="normal" style:font-weight-complex="normal"/>
    </style:style>
    <style:style style:name="T30" style:family="text">
      <style:text-properties fo:font-weight="normal" officeooo:rsid="04cde8b6" style:font-weight-asian="normal" style:font-weight-complex="normal"/>
    </style:style>
    <style:style style:name="T31" style:family="text">
      <style:text-properties fo:font-weight="normal" officeooo:rsid="04c0dd03" style:font-weight-asian="normal" style:font-weight-complex="normal"/>
    </style:style>
    <style:style style:name="T32" style:family="text">
      <style:text-properties fo:font-weight="normal" officeooo:rsid="04e221cc" style:font-weight-asian="normal" style:font-weight-complex="normal"/>
    </style:style>
    <style:style style:name="T33" style:family="text">
      <style:text-properties fo:font-weight="normal" officeooo:rsid="04c15d62" style:font-weight-asian="normal" style:font-weight-complex="normal"/>
    </style:style>
    <style:style style:name="T34" style:family="text">
      <style:text-properties fo:font-weight="normal" officeooo:rsid="04e6c31f" style:font-weight-asian="normal" style:font-weight-complex="normal"/>
    </style:style>
    <style:style style:name="T35" style:family="text">
      <style:text-properties fo:font-weight="normal" officeooo:rsid="04ea5a4d" style:font-weight-asian="normal" style:font-weight-complex="normal"/>
    </style:style>
    <style:style style:name="T36" style:family="text">
      <style:text-properties fo:font-weight="normal" officeooo:rsid="04ebcee8" style:font-weight-asian="normal" style:font-weight-complex="normal"/>
    </style:style>
    <style:style style:name="T37" style:family="text">
      <style:text-properties fo:font-weight="normal" officeooo:rsid="04ed7347" style:font-weight-asian="normal" style:font-weight-complex="normal"/>
    </style:style>
    <style:style style:name="T38" style:family="text">
      <style:text-properties fo:font-weight="normal" officeooo:rsid="04c64225" style:font-weight-asian="normal" style:font-weight-complex="normal"/>
    </style:style>
    <style:style style:name="T39" style:family="text">
      <style:text-properties fo:font-weight="normal" officeooo:rsid="04c44888" style:font-weight-asian="normal" style:font-weight-complex="normal"/>
    </style:style>
    <style:style style:name="T40" style:family="text">
      <style:text-properties fo:font-weight="normal" officeooo:rsid="04f323c0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43e3775" style:font-weight-asian="bold" style:font-weight-complex="bold"/>
    </style:style>
    <style:style style:name="T43" style:family="text">
      <style:text-properties fo:font-weight="bold" officeooo:rsid="04e341ab" style:font-weight-asian="bold" style:font-weight-complex="bold"/>
    </style:style>
    <style:style style:name="T44" style:family="text">
      <style:text-properties fo:font-weight="bold" officeooo:rsid="04ea5a4d" style:font-weight-asian="bold" style:font-weight-complex="bold"/>
    </style:style>
    <style:style style:name="T45" style:family="text">
      <style:text-properties officeooo:rsid="04d59396"/>
    </style:style>
    <style:style style:name="T46" style:family="text">
      <style:text-properties officeooo:rsid="04c2d356"/>
    </style:style>
    <style:style style:name="T47" style:family="text">
      <style:text-properties officeooo:rsid="04c64225"/>
    </style:style>
    <style:style style:name="T48" style:family="text">
      <style:text-properties officeooo:rsid="04ea5a4d"/>
    </style:style>
    <style:style style:name="T49" style:family="text">
      <style:text-properties officeooo:rsid="04de4675"/>
    </style:style>
    <style:style style:name="T50" style:family="text">
      <style:text-properties officeooo:rsid="04ded1c3"/>
    </style:style>
    <style:style style:name="T51" style:family="text">
      <style:text-properties officeooo:rsid="04d62a7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span text:style-name="T1">מטלה - </text:span><text:span text:style-name="T28">מספרים </text:span><text:span text:style-name="T29">פיסיקליים, </text:span><text:span text:style-name="T30">העמסת</text:span><text:span text:style-name="T29"> אופרטורים</text:span></text:h>
      <text:p text:style-name="P17"><text:span text:style-name="T28">ב</text:span><text:span text:style-name="T1">שנת 1999, לוויין של נאס"א בשווי של 125 מיליון דולר התרסק בגלל אי-התאמה ביחידות - אחד הצוותים שפיתחו את הלוויין עבד ביחידות מטריות והצוות השני עבד ביחידות </text:span><text:span text:style-name="T31">בריטיות</text:span><text:span text:style-name="T1"> (ראו דוגמאות נוספות כאן: http://mentalfloss.com/article/25845/quick-6-six-unit-conversion-disasters ).</text:span></text:p>
      <text:p text:style-name="P17"><text:span text:style-name="T1">כדי שזה לא יקרה שוב, הם שכרו אתכם וביקשו מכם לכתוב מחלקה המייצגת מספר עם יחידות. </text:span><text:span text:style-name="T31">במחלקה הזאת אפשר, למשל, לייצג את המספר "3 מטר" ואת המספר "40 סנטימטר", והסכום שלהם לא יהיה 43 אלא 3.4 </text:span><text:span text:style-name="T32">מטר </text:span><text:span text:style-name="T31">- המחלקה תדאג לבצע את ההמרה המתאימה. בנוסף, המחלקה לא תאפשר לחבר מספרים עם מימדים לא תואמים, למשל, חיבור של "3 מטר" עם "5 שניות" יגרום לזריקת חריגה.</text:span></text:p>
      <text:p text:style-name="P4">לצורך המטלה, נתמקד בשלושת הממדים של הפיסיקה הניוטונית: אורך, זמן, ומסה, וביחידות הבאות:</text:p>
      <text:list xml:id="list2270218002" text:style-name="L1">
        <text:list-item>
          <text:p text:style-name="P30"><text:span text:style-name="T1">אורך - מטר (m) קילומטר (km)</text:span><text:span text:style-name="T33"> </text:span><text:span text:style-name="T34">סנטימטר (cm).</text:span></text:p>
        </text:list-item>
        <text:list-item>
          <text:p text:style-name="P31">זמן - שניה <text:s/>(sec) דקה (min) שעה (hour).</text:p>
        </text:list-item>
        <text:list-item>
          <text:p text:style-name="P31">מסה - גרם (g) קילוגרם (kg) טון (ton).</text:p>
        </text:list-item>
      </text:list>
      <text:p text:style-name="P5">הגדירו מחלקה בשם PhysicalNumber עם הפעולות הבאות<text:span text:style-name="T46"> (ראו בקובץ המצורף PhysicalNumberDemo.cpp)</text:span>:</text:p>
      <text:list xml:id="list1783830559" text:style-name="L2">
        <text:list-item>
          <text:p text:style-name="P32"><text:span text:style-name="T47">שישה </text:span>אופרטורים חשבוניים: חיבור (+) הוספה (+=) פלוס אונרי (+), ושלושת האופרטורים המקבילים לחיסור<text:span text:style-name="T46"> (-). כאמור, חיבור של שני מספרים מאותו מימד יתבצע תוך המרת היחידה של המספר השני ליחידה של המספר הראשון; חיבור של שני מספרים ממימדים שונים יגרום לחריגה.</text:span></text:p>
        </text:list-item>
        <text:list-item>
          <text:p text:style-name="P42"><text:span text:style-name="T38">שישה </text:span><text:span text:style-name="T39">אופרטורי השוואה: גדול, גדול-או-שווה, </text:span><text:span text:style-name="T40">קטן, קטן-או-שווה, שווה, לא-שווה,</text:span><text:span text:style-name="T38"> לפי אותם כללים של האופרטורים החשבוניים.</text:span></text:p>
        </text:list-item>
        <text:list-item>
          <text:p text:style-name="P33">הגדלה ב-1 (++) והקטנה ב-1 (--).</text:p>
        </text:list-item>
        <text:list-item>
          <text:p text:style-name="P34"><text:span text:style-name="T18">אופרטור קלט (&gt;&gt;) ו</text:span><text:span text:style-name="T27">אופרטור </text:span><text:span text:style-name="T18">פלט (ֵֵֵ&lt;&lt;).</text:span></text:p>
        </text:list-item>
      </text:list>
      <text:p text:style-name="P12"><text:span text:style-name="T18">ב</text:span><text:span text:style-name="T1">נוסף לפתרון עצמו, עליכם לכתוב קובץ בשם </text:span><text:span text:style-name="T44">PhysicalNumberTest</text:span><text:span text:style-name="T41">.cpp</text:span><text:span text:style-name="T1"> הכולל בדיקות-יחידה (unit-test) מפורטות.</text:span></text:p>
      <text:p text:style-name="P24">קבצים</text:p>
      <text:p text:style-name="P9"><text:span text:style-name="T2">מ</text:span><text:span text:style-name="T1">צורפים לתרגיל זה הקבצים:</text:span></text:p>
      <text:list xml:id="list4157152792" text:style-name="L3">
        <text:list-item>
          <text:p text:style-name="P37"><text:span text:style-name="T35">PhysicalNumber</text:span><text:span text:style-name="T1">Demo.cpp - תוכנית ראשית לדוגמה</text:span><text:span text:style-name="T17">.</text:span></text:p>
        </text:list-item>
        <text:list-item>
          <text:p text:style-name="P37"><text:span text:style-name="T35">PhysicalNumber</text:span><text:span text:style-name="T1">Test.cpp - תוכנית ראשית הכוללת בדיקות-יחידה לדוגמה</text:span><text:span text:style-name="T16">.</text:span></text:p>
        </text:list-item>
        <text:list-item>
          <text:p text:style-name="P38"><text:span text:style-name="T16">M</text:span><text:span text:style-name="T1">akefile – קובץ ליצירת </text:span><text:span text:style-name="T19">תוכנית הדוגמה ותוכנית הבדיקה.</text:span></text:p>
        </text:list-item>
      </text:list>
      <text:p text:style-name="P7"/>
      <text:p text:style-name="P27"><text:soft-page-break/>שלבי העבודה</text:p>
      <text:p text:style-name="P13"><text:span text:style-name="T41">בשלב ראשון</text:span><text:span text:style-name="T1">, עליכם לכתוב את הקבצים הדרושים על-מנת שהפקודות הבאות ירוצו בלי שגיאות קימפול:</text:span></text:p>
      <text:p text:style-name="P23">make demo &amp;&amp; ./demo</text:p>
      <text:p text:style-name="P23">make test &amp;&amp; ./test</text:p>
      <text:p text:style-name="P15"><text:span text:style-name="T1">בשלב </text:span><text:span text:style-name="T24">זה</text:span><text:span text:style-name="T1"> אין לשנות את הקבצים הנתונים – עליכם לוודא שהתוכנית שלכם עובדת עם הקבצים הנתונים כמו שהם. <text:s/></text:span><text:span text:style-name="T19">כמו כן, לא חייבים לכתוב תוכנית המקבלת 100 בכל הבדיקות – </text:span><text:span text:style-name="T25">רק </text:span><text:span text:style-name="T19">שתתקמפל </text:span><text:span text:style-name="T25">בלי שגיאות.</text:span></text:p>
      <text:p text:style-name="P16"><text:span text:style-name="T26">לאחר מכן,</text:span><text:span text:style-name="T1"> </text:span><text:span text:style-name="T19">יש להרחיב את הקובץ </text:span><text:span text:style-name="T35">PhysicalNumber</text:span><text:span text:style-name="T15">Test</text:span><text:span text:style-name="T19">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22">מלאות</text:span><text:span text:style-name="T19">. <text:s text:c="4"/></text:span></text:p>
      <text:p text:style-name="P14"><text:span text:style-name="T1">יש להגיש </text:span><text:span text:style-name="T37">(</text:span><text:span text:style-name="T36">במודל </text:span><text:span text:style-name="T37">ובבדקן האוטומטי) </text:span><text:span text:style-name="T1">את הקוד במצב זה – </text:span><text:span text:style-name="T21">קוד </text:span><text:span text:style-name="T1">שמתקמפל, </text:span><text:span text:style-name="T21">וקובץ </text:span><text:span text:style-name="T35">PhysicalNumber</text:span><text:span text:style-name="T15">Test</text:span><text:span text:style-name="T21">.cpp הכולל </text:span><text:span text:style-name="T1">בדיקות-יחידה מפורטות, שעדיין לא כולן עוברות.</text:span></text:p>
      <text:p text:style-name="P13"><text:span text:style-name="T41">בשלב </text:span><text:span text:style-name="T43">שני</text:span><text:span text:style-name="T1">, יש לשפר את מימוש המחלקה שלכם כך שתעבור את כל הבדיקות – גם הבדיקות שלכם וגם הבדיקות האוטומטיות שלנו.</text:span></text:p>
      <text:p text:style-name="P18"><text:span text:style-name="T1">יש להגיש תוך שבוע נוסף </text:span><text:span text:style-name="T37">(</text:span><text:span text:style-name="T36">במודל </text:span><text:span text:style-name="T37">ובבדקן האוטומטי) </text:span><text:span text:style-name="T1">את הקוד המלא.</text:span></text:p>
      <text:p text:style-name="P28">הגשה לבדיקה אוטומטית</text:p>
      <text:p text:style-name="P11"><text:span text:style-name="T7">צרו </text:span><text:span text:style-name="T1">מאגר (repository) </text:span><text:span text:style-name="T7">חדש </text:span><text:span text:style-name="T1">בגיטהאב</text:span><text:span text:style-name="T7"> </text:span><text:span text:style-name="T8">ו</text:span><text:span text:style-name="T7">העלו לשם</text:span><text:span text:style-name="T1"> את הקבצים</text:span><text:span text:style-name="T9"> בתיקיה הראשית.</text:span></text:p>
      <text:p text:style-name="P3">הגישו בטופס-ההגשה קישור-שיבוט למאגר - הקישור שרואים כשלוחצים על הכפתור clone בגיטהאב.</text:p>
      <text:p text:style-name="P10"><text:span text:style-name="T1">אנחנו </text:span><text:span text:style-name="T13">נבצע את הפקודות הבאות ממחשב עם לינוקס:</text:span></text:p>
      <text:p text:style-name="P22">1. <text:s/>git clone &lt;הקישור שלכם&gt;</text:p>
      <text:p text:style-name="P29">2. נעתיק לתוך התיקיה שלכם תוכנית <text:span text:style-name="T48">PhysicalNumberTest.cpp</text:span> משלנו, <text:span text:style-name="T45">עם </text:span>בדיקות אוטומטיות נוספות.</text:p>
      <text:p text:style-name="P21"><text:span text:style-name="T1">3. <text:s/></text:span><text:span text:style-name="T20">make test </text:span><text:span text:style-name="T23">&amp;&amp; ./test</text:span></text:p>
      <text:p text:style-name="P8"><text:span text:style-name="T10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4">אחר </text:span><text:span text:style-name="T1">כלשהו.</text:span></text:p>
      <text:p text:style-name="P25">דגשים</text:p>
      <text:list xml:id="list3627025013" text:style-name="L4">
        <text:list-item>
          <text:p text:style-name="P39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5">מותר להשתמש בתכונות מתקדמות של שפת ++C גם אם עדיין לא נלמדו בהרצאות.</text:p>
        </text:list-item>
        <text:list-item>
          <text:p text:style-name="P40"><text:span text:style-name="T1">אין להעתיק תרגילים שלמים מסטודנטים אחרים.</text:span><text:span text:style-name="T12"> <text:s text:c="4"/></text:span><text:span text:style-name="T11">מותר </text:span><text:span text:style-name="T6">להיעזר</text:span><text:span text:style-name="T11"> </text:span><text:span text:style-name="T1">בקטעי </text:span><text:span text:style-name="T11">קוד מהאינטרנט, אולם </text:span><text:span text:style-name="T42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6"/>
      <text:p text:style-name="P26"><text:soft-page-break/>הרחבות ושאלות</text:p>
      <text:p text:style-name="P20">[<text:span text:style-name="T49">למחשבה בלבד - לא להגשה</text:span>]</text:p>
      <text:p text:style-name="P19">ניתן להרחיב את המטלה <text:span text:style-name="T49">בכמה </text:span>דרכים:</text:p>
      <text:list xml:id="list2997423883" text:style-name="L5">
        <text:list-item>
          <text:p text:style-name="P41">הוספת <text:span text:style-name="T41">אופרטור כפל ואופרטור חילוק</text:span>. שימו לב - האופרטורים האלה מתנהגים בצורה שונה מחיבור וחיסור. למשל, 10 קילומטר (אורך) חלקי 2 שעות (זמן) זה 5 קמ"ש (מהירות). <text:span text:style-name="T49">איך לדעתכם כדאי לייצג את </text:span>הצירופים השונים של יחידות<text:span text:style-name="T49"> כך שיהיה אפשר, למשל, לחשב "10 קמ"ש + 5 מטר לשניה"?</text:span></text:p>
        </text:list-item>
        <text:list-item>
          <text:p text:style-name="P41">הוספת מימד נוסף: <text:span text:style-name="T41">כסף</text:span>. לשם כך יש להמיר בין מטבעות שונים לפי השער היציג הנוכחי שלהם<text:span text:style-name="T50">, שאפשר למצוא באינטרנט. איך לדעתכם אפשר </text:span>לקרוא את השער היציג הנוכחי <text:span text:style-name="T51">ולהשתמש בו בחישובים?</text:span>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0T16:19:55.111321212</dc:date>
    <meta:editing-duration>P8DT5H33M12S</meta:editing-duration>
    <meta:editing-cycles>1149</meta:editing-cycles>
    <meta:document-statistic meta:table-count="0" meta:image-count="0" meta:object-count="0" meta:page-count="3" meta:paragraph-count="46" meta:word-count="650" meta:character-count="3878" meta:non-whitespace-character-count="3269"/>
  </office:meta>
</office:document-meta>
</file>